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">
      <loext:graphic-properties draw:fill="solid" draw:fill-color="#ffcc99" draw:opacity="100%"/>
      <style:paragraph-properties fo:text-align="center" style:justify-single-word="false" fo:background-color="#ffcc99" fo:padding="0.049cm" fo:border="0.06pt solid #000000"/>
      <style:text-properties officeooo:rsid="000cbc8b" officeooo:paragraph-rsid="000cbc8b"/>
    </style:style>
    <style:style style:name="P4" style:family="paragraph" style:parent-style-name="Standard">
      <style:text-properties fo:color="#ffffcc" fo:background-color="#ff0000"/>
    </style:style>
    <style:style style:name="P5" style:family="paragraph" style:parent-style-name="Standard">
      <style:text-properties fo:color="#ffffcc" fo:font-size="14pt" fo:font-weight="bold" fo:background-color="#ff0000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0e9f05" officeooo:paragraph-rsid="00067b17"/>
    </style:style>
    <style:style style:name="P7" style:family="paragraph" style:parent-style-name="Standard">
      <style:text-properties officeooo:paragraph-rsid="00067b17"/>
    </style:style>
    <style:style style:name="P8" style:family="paragraph" style:parent-style-name="Standard">
      <style:text-properties officeooo:paragraph-rsid="000cbc8b"/>
    </style:style>
    <style:style style:name="P9" style:family="paragraph" style:parent-style-name="Standard">
      <style:text-properties officeooo:rsid="000cbc8b" officeooo:paragraph-rsid="000cbc8b"/>
    </style:style>
    <style:style style:name="P10" style:family="paragraph" style:parent-style-name="Standard">
      <style:text-properties officeooo:rsid="000cbc8b" officeooo:paragraph-rsid="00174989"/>
    </style:style>
    <style:style style:name="P11" style:family="paragraph" style:parent-style-name="Standard">
      <style:text-properties officeooo:rsid="000cbc8b" officeooo:paragraph-rsid="00191a49"/>
    </style:style>
    <style:style style:name="P12" style:family="paragraph" style:parent-style-name="Standard">
      <style:text-properties officeooo:rsid="000cede5" officeooo:paragraph-rsid="000cede5"/>
    </style:style>
    <style:style style:name="P13" style:family="paragraph" style:parent-style-name="Standard">
      <style:text-properties officeooo:rsid="000cede5" officeooo:paragraph-rsid="00174989"/>
    </style:style>
    <style:style style:name="P14" style:family="paragraph" style:parent-style-name="Standard">
      <style:text-properties officeooo:rsid="000de9fd" officeooo:paragraph-rsid="000de9fd"/>
    </style:style>
    <style:style style:name="P15" style:family="paragraph" style:parent-style-name="Standard">
      <style:text-properties officeooo:rsid="000fa40d" officeooo:paragraph-rsid="000fa40d"/>
    </style:style>
    <style:style style:name="P16" style:family="paragraph" style:parent-style-name="Standard">
      <style:text-properties officeooo:rsid="001183b5" officeooo:paragraph-rsid="001183b5"/>
    </style:style>
    <style:style style:name="P17" style:family="paragraph" style:parent-style-name="Standard">
      <style:text-properties officeooo:paragraph-rsid="00174989"/>
    </style:style>
    <style:style style:name="P18" style:family="paragraph" style:parent-style-name="Standard">
      <style:text-properties style:font-name="Courier New" fo:font-size="10pt" fo:font-weight="bold" officeooo:rsid="001a8a05" officeooo:paragraph-rsid="001a8a05" style:font-size-asian="10pt" style:font-weight-asian="bold" style:font-size-complex="10pt" style:font-weight-complex="bold"/>
    </style:style>
    <style:style style:name="P19" style:family="paragraph" style:parent-style-name="Standard">
      <loext:graphic-properties draw:fill="solid" draw:fill-color="#000000" draw:opacity="100%"/>
      <style:paragraph-properties fo:background-color="#000000"/>
      <style:text-properties style:font-name="Courier New" fo:font-size="10pt" fo:font-weight="bold" officeooo:rsid="001a8a05" officeooo:paragraph-rsid="001a8a05" style:font-size-asian="10pt" style:font-weight-asian="bold" style:font-size-complex="10pt" style:font-weight-complex="bold"/>
    </style:style>
    <style:style style:name="P20" style:family="paragraph" style:parent-style-name="Standard">
      <style:text-properties fo:font-size="18pt" style:font-size-asian="18pt" style:font-size-complex="18pt"/>
    </style:style>
    <style:style style:name="P21" style:family="paragraph" style:parent-style-name="Standard">
      <loext:graphic-properties draw:fill="solid" draw:fill-color="#000000" draw:opacity="100%"/>
      <style:paragraph-properties fo:background-color="#000000"/>
      <style:text-properties fo:color="#ffff00" style:font-name="Courier New" fo:font-size="10pt" fo:font-weight="bold" officeooo:rsid="001a8a05" officeooo:paragraph-rsid="001a8a05" style:font-size-asian="10pt" style:font-weight-asian="bold" style:font-size-complex="10pt" style:font-weight-complex="bold"/>
    </style:style>
    <style:style style:name="P22" style:family="paragraph" style:parent-style-name="Standard">
      <loext:graphic-properties draw:fill="solid" draw:fill-color="#000000" draw:opacity="100%"/>
      <style:paragraph-properties fo:background-color="#000000"/>
      <style:text-properties fo:color="#ff00cc" style:font-name="Courier New" fo:font-size="10pt" fo:font-weight="bold" officeooo:rsid="001a8a05" officeooo:paragraph-rsid="001a8a05" style:font-size-asian="10pt" style:font-weight-asian="bold" style:font-size-complex="10pt" style:font-weight-complex="bold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>
      <style:paragraph-properties fo:break-before="page"/>
      <style:text-properties officeooo:rsid="001a8a05" officeooo:paragraph-rsid="001a8a05"/>
    </style:style>
    <style:style style:name="P25" style:family="paragraph" style:parent-style-name="Standard">
      <loext:graphic-properties draw:fill="solid" draw:fill-color="#000000" draw:opacity="100%"/>
      <style:paragraph-properties fo:break-before="page" fo:background-color="#000000"/>
      <style:text-properties style:font-name="Courier New" fo:font-size="10pt" fo:font-weight="bold" officeooo:rsid="001a8a05" officeooo:paragraph-rsid="001a8a05" style:font-size-asian="10pt" style:font-weight-asian="bold" style:font-size-complex="10pt" style:font-weight-complex="bold"/>
    </style:style>
    <style:style style:name="P26" style:family="paragraph" style:parent-style-name="Standard">
      <loext:graphic-properties draw:fill="solid" draw:fill-color="#ffff66" draw:opacity="100%"/>
      <style:paragraph-properties fo:background-color="#ffff66" fo:padding="0.049cm" fo:border="0.06pt solid #ff3333" style:shadow="none"/>
      <style:text-properties fo:font-style="normal" style:text-underline-style="none" officeooo:rsid="001c2583" officeooo:paragraph-rsid="001a8a05" style:font-style-asian="normal" style:font-style-complex="normal"/>
    </style:style>
    <style:style style:name="P27" style:family="paragraph" style:parent-style-name="Standard" style:list-style-name="L1">
      <style:text-properties officeooo:paragraph-rsid="00067b17"/>
    </style:style>
    <style:style style:name="P28" style:family="paragraph" style:parent-style-name="Standard" style:list-style-name="L1">
      <style:text-properties officeooo:paragraph-rsid="000cbc8b"/>
    </style:style>
    <style:style style:name="P29" style:family="paragraph" style:parent-style-name="Standard" style:list-style-name="L2">
      <style:text-properties officeooo:paragraph-rsid="00067b17"/>
    </style:style>
    <style:style style:name="P30" style:family="paragraph" style:parent-style-name="Standard" style:list-style-name="L2">
      <style:text-properties officeooo:rsid="000e9f05" officeooo:paragraph-rsid="00067b17"/>
    </style:style>
    <style:style style:name="P31" style:family="paragraph" style:parent-style-name="Standard" style:list-style-name="L2">
      <style:text-properties officeooo:rsid="000ff2b1" officeooo:paragraph-rsid="00067b17"/>
    </style:style>
    <style:style style:name="P32" style:family="paragraph" style:parent-style-name="question" style:list-style-name="Numbering_20_1">
      <style:text-properties officeooo:rsid="001db69b" officeooo:paragraph-rsid="001db69b"/>
    </style:style>
    <style:style style:name="P33" style:family="paragraph" style:parent-style-name="question" style:list-style-name="Numbering_20_1">
      <style:text-properties officeooo:rsid="001f7b49" officeooo:paragraph-rsid="001f7b49"/>
    </style:style>
    <style:style style:name="P34" style:family="paragraph" style:parent-style-name="Heading_20_1">
      <style:text-properties officeooo:rsid="000cbc8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7b17"/>
    </style:style>
    <style:style style:name="T3" style:family="text">
      <style:text-properties officeooo:rsid="000ff2b1"/>
    </style:style>
    <style:style style:name="T4" style:family="text">
      <style:text-properties officeooo:rsid="000e9f05"/>
    </style:style>
    <style:style style:name="T5" style:family="text">
      <style:text-properties officeooo:rsid="000cede5"/>
    </style:style>
    <style:style style:name="T6" style:family="text">
      <style:text-properties officeooo:rsid="00125cee"/>
    </style:style>
    <style:style style:name="T7" style:family="text">
      <style:text-properties officeooo:rsid="00143b25"/>
    </style:style>
    <style:style style:name="T8" style:family="text">
      <style:text-properties officeooo:rsid="00174989"/>
    </style:style>
    <style:style style:name="T9" style:family="text">
      <style:text-properties officeooo:rsid="00191a49"/>
    </style:style>
    <style:style style:name="T10" style:family="text">
      <style:text-properties fo:color="#ff00cc"/>
    </style:style>
    <style:style style:name="T11" style:family="text">
      <style:text-properties fo:color="#ffff00"/>
    </style:style>
    <style:style style:name="T12" style:family="text">
      <style:text-properties officeooo:rsid="002c6672"/>
    </style:style>
    <style:style style:name="T13" style:family="text">
      <style:text-properties officeooo:rsid="001aff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éveloppement d'une application complète</text:p>
      <text:p text:style-name="P2"/>
      <text:h text:style-name="P34" text:outline-level="1">Le poker aux dés</text:h>
      <text:p text:style-name="P15">Vous venez de créer votre entreprise de développement logiciel.</text:p>
      <text:p text:style-name="P15">Un client souhaite que vous développiez son nouveau jeu :"<text:span text:style-name="T1">le poker aux dés</text:span>".</text:p>
      <text:p text:style-name="P6"/>
      <text:p text:style-name="P7">Ce jeu reprend le système du poker, mais avec <text:span text:style-name="T6">5</text:span> dés <text:span text:style-name="T8">à 6 faces (allant de 0 à 5) </text:span>au lieu des cartes. </text:p>
      <text:p text:style-name="P9"><text:span text:style-name="T6">L</text:span>es combinaisons possibles sont :</text:p>
      <text:list xml:id="list3532266090" text:style-name="L1">
        <text:list-item>
          <text:p text:style-name="P27"><text:span text:style-name="T3">P</text:span>aire <text:span text:style-name="T4">( 2 dés pareils)</text:span> </text:p>
        </text:list-item>
        <text:list-item>
          <text:p text:style-name="P27"><text:span text:style-name="T3">B</text:span>relan <text:span text:style-name="T4">( 3 dés pareils)</text:span> </text:p>
        </text:list-item>
        <text:list-item>
          <text:p text:style-name="P27"><text:span text:style-name="T3">F</text:span>ull <text:span text:style-name="T4">(une paire + un brelan )</text:span> </text:p>
        </text:list-item>
        <text:list-item>
          <text:p text:style-name="P28"><text:span text:style-name="T3">C</text:span>arré <text:span text:style-name="T3">(4</text:span> dés pareils<text:span text:style-name="T3">)</text:span> </text:p>
        </text:list-item>
        <text:list-item>
          <text:p text:style-name="P27"><text:span text:style-name="T7">Poker (</text:span>5 dés pareils<text:span text:style-name="T3">)</text:span> </text:p>
        </text:list-item>
      </text:list>
      <text:p text:style-name="P9">Le jeu se joue à deux.</text:p>
      <text:p text:style-name="P9">Chaque joueur donne son pseudo, ainsi que son âge.</text:p>
      <text:p text:style-name="P16">Si l'âge <text:span text:style-name="T8">des 2 joueurs </text:span>est supérieur à 18 ans, il<text:span text:style-name="T8">s</text:span> peu<text:span text:style-name="T8">vent</text:span> jouer<text:span text:style-name="T8">, sinon, un message signalant l'obligation d'être majeur est affiché avant de quitter l'application.</text:span></text:p>
      <text:p text:style-name="P9">Chaque joueur dispose d'une <text:span text:style-name="T5">cagnotte de 100 crédits.</text:span></text:p>
      <text:p text:style-name="P12">Les joueurs misent pour le tour courant, et la cagnotte de chacun est diminuée d'autant.</text:p>
      <text:p text:style-name="P8"/>
      <text:p text:style-name="P8">Le programme lance les 5 dés <text:span text:style-name="T8">du premier</text:span> joueur<text:span text:style-name="T8"> </text:span><text:bookmark-start text:name="__DdeLink__417_1286500239"/><text:span text:style-name="T8">et affiche le résultat du tirage.</text:span><text:bookmark-end text:name="__DdeLink__417_1286500239"/></text:p>
      <text:p text:style-name="P17"><text:span text:style-name="T8">Le joueur choisi le dès qu'il souhaite relancer ou non</text:span>.</text:p>
      <text:p text:style-name="P11">Le programme relance le dès choisis<text:span text:style-name="T9"> et affiche le résultat du tirage</text:span>.</text:p>
      <text:p text:style-name="P9"/>
      <text:p text:style-name="P17">Le programme lance les 5 dés <text:span text:style-name="T8">du second</text:span> joueur<text:span text:style-name="T8"> et affiche le résultat du tirage.</text:span></text:p>
      <text:p text:style-name="P17"><text:span text:style-name="T8">Le joueur choisi un dès qu'il souhaite relancer ou non</text:span>.</text:p>
      <text:p text:style-name="P11">Le programme relance le dès choisis<text:span text:style-name="T9"> et affiche le résultat du tirage.</text:span></text:p>
      <text:p text:style-name="P10"/>
      <text:p text:style-name="P7"><text:span text:style-name="T8">Le programme</text:span> <text:span text:style-name="T5">détermine ensuite pour chaque joueur s'il a obtenu</text:span> :</text:p>
      <text:list xml:id="list1838866603" text:style-name="L2">
        <text:list-item>
          <text:p text:style-name="P29"><text:span text:style-name="T3">U</text:span>ne paire <text:span text:style-name="T2">(10 points)</text:span></text:p>
        </text:list-item>
        <text:list-item>
          <text:p text:style-name="P29"><text:span text:style-name="T3">Deux</text:span> paires <text:span text:style-name="T2">(20 points)</text:span></text:p>
        </text:list-item>
        <text:list-item>
          <text:p text:style-name="P29"><text:span text:style-name="T3">U</text:span>n brelan <text:span text:style-name="T2">(30 points)</text:span></text:p>
        </text:list-item>
        <text:list-item>
          <text:p text:style-name="P30"><text:span text:style-name="T3">U</text:span>n full <text:span text:style-name="T2">(40 points)</text:span></text:p>
        </text:list-item>
        <text:list-item>
          <text:p text:style-name="P30"><text:span text:style-name="T3">U</text:span>n carré <text:span text:style-name="T2">(60 points)</text:span></text:p>
        </text:list-item>
        <text:list-item>
          <text:p text:style-name="P31"><text:span text:style-name="T7">Poker</text:span> (70 points)</text:p>
        </text:list-item>
      </text:list>
      <text:p text:style-name="P7"/>
      <text:p text:style-name="P7">Ensuite il compare les résultats des 2 joueurs pour désigner le vainqueur et il l’affiche.</text:p>
      <text:p text:style-name="P7"/>
      <text:p text:style-name="P12">Le vainqueur augmente sa cagnotte <text:bookmark-start text:name="__DdeLink__405_1286500239"/>d<text:span text:style-name="T8">u double de</text:span> la valeur de la mise.<text:bookmark-end text:name="__DdeLink__405_1286500239"/></text:p>
      <text:p text:style-name="P13">En cas d'égalité, <text:span text:style-name="T8">chaque joueur augmente sa cagnotte </text:span>d<text:span text:style-name="T8">u double de</text:span> la valeur de la mise.</text:p>
      <text:p text:style-name="P13"/>
      <text:p text:style-name="P12">La partie se termine lorsqu'un des joueurs ne peut plus miser (cagnotte à 0).</text:p>
      <text:p text:style-name="P12"/>
      <text:p text:style-name="P12">En fin de partie, les scores (pseudo, nombre de tours pour gagner) sont <text:span text:style-name="T8">affichés.</text:span></text:p>
      <text:p text:style-name="P12"/>
      <text:p text:style-name="P14">Après une partie, il doit être possible de refaire une partie avec les mêmes joueurs (les cagnottes sont remises à 100).</text:p>
      <text:p text:style-name="P14"/>
      <text:p text:style-name="P24">Exemple de déroulement de partie:</text:p>
      <text:p text:style-name="P19">Joueur 1 donnez un pseudo : toto</text:p>
      <text:p text:style-name="P19">Joueur 1 donnez votre age : 18</text:p>
      <text:p text:style-name="P19">Joueur 2 donnez un pseudo : titi</text:p>
      <text:p text:style-name="P19">Joueur 2 donnez votre age : 25</text:p>
      <text:p text:style-name="P19">[<text:span text:style-name="T10">toto</text:span>]: </text:p>
      <text:p text:style-name="P19">votre mise (solde de 100) ? 50</text:p>
      <text:p text:style-name="P19">[<text:span text:style-name="T11">titi</text:span>]: </text:p>
      <text:p text:style-name="P19">votre mise (solde de 100) ? 25</text:p>
      <text:p text:style-name="P19">resultat du lancement des des du joueur <text:span text:style-name="T10">toto</text:span> : </text:p>
      <text:p text:style-name="P22">------------------------------------</text:p>
      <text:p text:style-name="P22"><text:s/>numero du des | 0 | 1 | 2 | 3 | 4 |</text:p>
      <text:p text:style-name="P22">------------------------------------</text:p>
      <text:p text:style-name="P22"><text:s/>valeur du des | 3 | 0 | 4 | 5 | 5 |</text:p>
      <text:p text:style-name="P22">------------------------------------</text:p>
      <text:p text:style-name="P19">joueur <text:span text:style-name="T10">toto</text:span> :</text:p>
      <text:p text:style-name="P19"><text:s/>numero du des a relancer (0,1,2,3,4 ou -1 si aucun): 1</text:p>
      <text:p text:style-name="P22">------------------------------------</text:p>
      <text:p text:style-name="P22"><text:s/>numero du des | 0 | 1 | 2 | 3 | 4 |</text:p>
      <text:p text:style-name="P22">------------------------------------</text:p>
      <text:p text:style-name="P22"><text:s/>valeur du des | 3 | 5 | 4 | 5 | 5 |</text:p>
      <text:p text:style-name="P22">------------------------------------</text:p>
      <text:p text:style-name="P19">______________</text:p>
      <text:p text:style-name="P19">resultat du lancement des des du joueur <text:span text:style-name="T11">titi</text:span> : </text:p>
      <text:p text:style-name="P21">------------------------------------</text:p>
      <text:p text:style-name="P21"><text:s/>numero du des | 0 | 1 | 2 | 3 | 4 |</text:p>
      <text:p text:style-name="P21">------------------------------------</text:p>
      <text:p text:style-name="P21"><text:s/>valeur du des | 3 | 0 | 1 | 2 | 2 |</text:p>
      <text:p text:style-name="P21">------------------------------------</text:p>
      <text:p text:style-name="P19">joueur <text:span text:style-name="T11">titi</text:span> :</text:p>
      <text:p text:style-name="P19"><text:s/>numero du des a relancer (0,1,2,3,4 ou -1 si aucun): 2</text:p>
      <text:p text:style-name="P21">------------------------------------</text:p>
      <text:p text:style-name="P21"><text:s/>numero du des | 0 | 1 | 2 | 3 | 4 |</text:p>
      <text:p text:style-name="P21">------------------------------------</text:p>
      <text:p text:style-name="P21"><text:s/>valeur du des | 3 | 0 | 5 | 2 | 2 |</text:p>
      <text:p text:style-name="P21">------------------------------------</text:p>
      <text:p text:style-name="P19">______________</text:p>
      <text:p text:style-name="P19"><text:span text:style-name="T10">toto</text:span> remporte la mise avec un score de 30</text:p>
      <text:p text:style-name="P19">[<text:span text:style-name="T10">toto</text:span>]: </text:p>
      <text:p text:style-name="P19">votre mise (solde de 150) ? 100</text:p>
      <text:p text:style-name="P19">[<text:span text:style-name="T11">titi</text:span>]: </text:p>
      <text:p text:style-name="P19">votre mise (solde de 75) ? 75</text:p>
      <text:p text:style-name="P19">resultat du lancement des des du joueur <text:span text:style-name="T10">toto</text:span> : </text:p>
      <text:p text:style-name="P22">------------------------------------</text:p>
      <text:p text:style-name="P22"><text:s/>numero du des | 0 | 1 | 2 | 3 | 4 |</text:p>
      <text:p text:style-name="P22">------------------------------------</text:p>
      <text:p text:style-name="P22"><text:s/>valeur du des | 3 | 0 | 1 | 4 | 2 |</text:p>
      <text:p text:style-name="P22">------------------------------------</text:p>
      <text:p text:style-name="P19">joueur <text:span text:style-name="T10">toto</text:span> :</text:p>
      <text:p text:style-name="P19"><text:s/>numero du des a relancer (0,1,2,3,4 ou -1 si aucun): 1</text:p>
      <text:p text:style-name="P22">------------------------------------</text:p>
      <text:p text:style-name="P22"><text:s/>numero du des | 0 | 1 | 2 | 3 | 4 |</text:p>
      <text:p text:style-name="P22">------------------------------------</text:p>
      <text:p text:style-name="P22"><text:s/>valeur du des | 3 | 0 | 1 | 4 | 2 |</text:p>
      <text:p text:style-name="P22">------------------------------------</text:p>
      <text:p text:style-name="P19">______________</text:p>
      <text:p text:style-name="P18"/>
      <text:p text:style-name="P25">resultat du lancement des des du joueur <text:span text:style-name="T11">titi</text:span> : </text:p>
      <text:p text:style-name="P21">------------------------------------</text:p>
      <text:p text:style-name="P21"><text:s/>numero du des | 0 | 1 | 2 | 3 | 4 |</text:p>
      <text:p text:style-name="P21">------------------------------------</text:p>
      <text:p text:style-name="P21"><text:s/>valeur du des | 1 | 5 | 2 | 3 | 0 |</text:p>
      <text:p text:style-name="P21">------------------------------------</text:p>
      <text:p text:style-name="P19">joueur <text:span text:style-name="T11">titi</text:span> :</text:p>
      <text:p text:style-name="P19"><text:s/>numero du des a relancer (0,1,2,3,4 ou -1 si aucun): 4</text:p>
      <text:p text:style-name="P21">------------------------------------</text:p>
      <text:p text:style-name="P21"><text:s/>numero du des | 0 | 1 | 2 | 3 | 4 |</text:p>
      <text:p text:style-name="P21">------------------------------------</text:p>
      <text:p text:style-name="P21"><text:s/>valeur du des | 1 | 5 | 2 | 3 | 2 |</text:p>
      <text:p text:style-name="P21">------------------------------------</text:p>
      <text:p text:style-name="P19">______________</text:p>
      <text:p text:style-name="P19"><text:span text:style-name="T11">titi</text:span> remporte la mise avec un score de 10</text:p>
      <text:p text:style-name="P19">[<text:span text:style-name="T10">toto</text:span>]: </text:p>
      <text:p text:style-name="P19">votre mise (solde de 50) ? 50</text:p>
      <text:p text:style-name="P19">[<text:span text:style-name="T11">titi</text:span>]: </text:p>
      <text:p text:style-name="P19">votre mise (solde de 150) ? 150</text:p>
      <text:p text:style-name="P19">resultat du lancement des des du joueur <text:span text:style-name="T10">toto</text:span> : </text:p>
      <text:p text:style-name="P22">------------------------------------</text:p>
      <text:p text:style-name="P22"><text:s/>numero du des | 0 | 1 | 2 | 3 | 4 |</text:p>
      <text:p text:style-name="P22">------------------------------------</text:p>
      <text:p text:style-name="P22"><text:s/>valeur du des | 4 | 2 | 3 | 0 | 1 |</text:p>
      <text:p text:style-name="P22">------------------------------------</text:p>
      <text:p text:style-name="P19">joueur <text:span text:style-name="T10">toto</text:span> :</text:p>
      <text:p text:style-name="P19"><text:s/>numero du des a relancer (0,1,2,3,4 ou -1 si aucun): 3</text:p>
      <text:p text:style-name="P22">------------------------------------</text:p>
      <text:p text:style-name="P22"><text:s/>numero du des | 0 | 1 | 2 | 3 | 4 |</text:p>
      <text:p text:style-name="P22">------------------------------------</text:p>
      <text:p text:style-name="P22"><text:s/>valeur du des | 4 | 2 | 3 | 4 | 1 |</text:p>
      <text:p text:style-name="P22">------------------------------------</text:p>
      <text:p text:style-name="P19">______________</text:p>
      <text:p text:style-name="P19">resultat du lancement des des du joueur <text:span text:style-name="T11">titi</text:span> : </text:p>
      <text:p text:style-name="P21">------------------------------------</text:p>
      <text:p text:style-name="P21"><text:s/>numero du des | 0 | 1 | 2 | 3 | 4 |</text:p>
      <text:p text:style-name="P21">------------------------------------</text:p>
      <text:p text:style-name="P21"><text:s/>valeur du des | 0 | 0 | 1 | 1 | 2 |</text:p>
      <text:p text:style-name="P21">------------------------------------</text:p>
      <text:p text:style-name="P19">joueur <text:span text:style-name="T11">titi</text:span> :</text:p>
      <text:p text:style-name="P19"><text:s/>numero du des a relancer (0,1,2,3,4 ou -1 si aucun): 4</text:p>
      <text:p text:style-name="P21">------------------------------------</text:p>
      <text:p text:style-name="P21"><text:s/>numero du des | 0 | 1 | 2 | 3 | 4 |</text:p>
      <text:p text:style-name="P21">------------------------------------</text:p>
      <text:p text:style-name="P21"><text:s/>valeur du des | 0 | 0 | 1 | 1 | 3 |</text:p>
      <text:p text:style-name="P21">------------------------------------</text:p>
      <text:p text:style-name="P19">______________</text:p>
      <text:p text:style-name="P19">titi remporte la mise avec un score de 20</text:p>
      <text:p text:style-name="P19">Le joueur <text:span text:style-name="T11">titi</text:span> a gagné<text:span text:style-name="T13"> en 3 tours</text:span></text:p>
      <text:p text:style-name="P19">Voulez vous rejouer (o/n)?</text:p>
      <text:p text:style-name="Standard"/>
      <text:p text:style-name="P23"/>
      <text:list xml:id="list3700417471" text:style-name="Numbering_20_1">
        <text:list-item>
          <text:p text:style-name="P32">En vous aidant de la documentation fournie en ligne, donnez les définitions des fonctions nécessaires pour le jeu en complétant le fichier <text:span text:style-name="T1">"poker.c"</text:span>.</text:p>
        </text:list-item>
        <text:list-item>
          <text:p text:style-name="P32">Complétez le fichier "main.c", en faisant les déclarations de variables nécessaires et en donnant le code correspondant aux commentaires.</text:p>
          <text:p text:style-name="P33">Les 5 dés seront représentés par un tableau de 5 entiers (une case pour un dés).</text:p>
        </text:list-item>
      </text:list>
      <text:p text:style-name="Standard"/>
      <text:p text:style-name="P4"/>
      <text:p text:style-name="P5"/>
      <text:p text:style-name="Standard"/>
      <text:p text:style-name="P26">Vous respecterez les consignes concernant la qualité de code <text:span text:style-name="T12">(voir "Standard de qualité de code <text:s/>pour le C pour la section" sur le site internet habituel)</text:span></text:p>
      <text:p text:style-name="Standard"/>
      <text:p text:style-name="P2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loext:graphic-properties draw:fill="none" draw:fill-color="#99ccff"/>
      <style:paragraph-properties fo:margin-top="0.423cm" fo:margin-bottom="0.212cm" loext:contextual-spacing="false" fo:background-color="transparent" fo:padding="0cm" fo:border="none" style:shadow="none" fo:keep-with-next="always"/>
      <style:text-properties style:font-name="Arial" fo:font-family="Arial" style:font-family-generic="swiss" style:font-pitch="variable" fo:font-size="16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list-style-name="Numbering_20_1" style:class="extra">
      <loext:graphic-properties draw:fill="solid" draw:fill-color="#ffffcc" draw:opacity="100%"/>
      <style:paragraph-properties fo:text-align="center" style:justify-single-word="false" fo:background-color="#ffffcc" fo:padding="0.049cm" fo:border="0.06pt solid #000000" style:shadow="non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3" style:display-name="Heading 3" style:family="paragraph" style:parent-style-name="Standard" style:next-style-name="Standard" style:list-style-name="Numbering_20_1" style:class="text">
      <loext:graphic-properties draw:fill="solid" draw:fill-color="#ffffcc" draw:opacity="100%"/>
      <style:paragraph-properties fo:margin-left="3.747cm" fo:margin-right="0cm" fo:margin-top="0.423cm" fo:margin-bottom="0.106cm" loext:contextual-spacing="false" fo:text-align="center" style:justify-single-word="false" fo:text-indent="-1.249cm" style:auto-text-indent="false" fo:background-color="#ffffcc" fo:padding="0.049cm" fo:border="0.06pt solid #000000" style:shadow="none" fo:keep-with-next="always" text:number-lines="false" text:line-number="0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0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2.498cm" fo:margin-right="0cm" fo:margin-top="0.423cm" fo:margin-bottom="0.106cm" style:wrap="parallel" style:number-wrapped-paragraphs="no-limit" style:wrap-contour="fals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49cm" fo:border="0.06pt solid #000000" style:shadow="none" draw:shadow-opacity="100%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/<text:page-count>4</text:page-count></text:p>
      </style:footer>
    </style:master-page>
    <style:master-page style:name="HTML" style:page-layout-name="Mpm2"/>
    <style:master-page style:name="fiche_20_algo" style:display-name="fiche algo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meta:initial-creator>p c</meta:initial-creator>
    <meta:creation-date>2008-11-11T11:26:43</meta:creation-date>
    <dc:date>2019-12-03T12:53:07.126373922</dc:date>
    <meta:printed-by>Philippe CRUCHET</meta:printed-by>
    <meta:print-date>2008-11-11T16:23:44</meta:print-date>
    <dc:language>fr-FR</dc:language>
    <meta:editing-cycles>102</meta:editing-cycles>
    <meta:editing-duration>P1DT9H52M</meta:editing-duration>
    <meta:document-statistic meta:table-count="0" meta:image-count="0" meta:object-count="0" meta:page-count="4" meta:paragraph-count="146" meta:word-count="1083" meta:character-count="5981" meta:non-whitespace-character-count="5009"/>
    <meta:user-defined meta:name="Info 1"/>
    <meta:user-defined meta:name="Info 2"/>
    <meta:user-defined meta:name="Info 3"/>
    <meta:user-defined meta:name="Info 4"/>
  </office:meta>
</office:document-meta>
</file>